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3" style:family="paragraph" style:parent-style-name="Standard">
      <style:text-properties officeooo:paragraph-rsid="000a0946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fafba" officeooo:paragraph-rsid="001fafba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d860" officeooo:paragraph-rsid="0020d860" style:font-name-asian="Liberation Mono" style:font-size-asian="24pt" style:font-name-complex="Liberation Mono" style:font-size-complex="24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1fafba" style:font-size-asian="36pt" style:font-size-complex="36pt"/>
    </style:style>
    <style:style style:name="T3" style:family="text">
      <style:text-properties fo:font-size="36pt" officeooo:rsid="0020d860" style:font-size-asian="36pt" style:font-size-complex="36pt"/>
    </style:style>
    <style:style style:name="T4" style:family="text">
      <style:text-properties officeooo:rsid="000a0946"/>
    </style:style>
    <style:style style:name="T5" style:family="text">
      <style:text-properties officeooo:rsid="0020d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Beatles</text:span><text:span text:style-name="T1"> – </text:span><text:span text:style-name="T3">In My Life</text:span></text:p>
      <text:p text:style-name="P4"/>
      <text:p text:style-name="P5"><text:span text:style-name="T4">P</text:span>laceholder</text:p>
      <text:p text:style-name="P5"/>
      <text:p text:style-name="P6">Harpsichord solo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3T19:01:41.766406926</dc:date>
    <meta:editing-duration>PT1H37M34S</meta:editing-duration>
    <meta:editing-cycles>1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3" meta:word-count="7" meta:character-count="47" meta:non-whitespace-character-count="42"/>
  </office:meta>
</office:document-meta>
</file>